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paragraph-rsid="0083a6dc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officeooo:rsid="007cfe17" officeooo:paragraph-rsid="0083a6dc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end" style:justify-single-word="false"/>
      <style:text-properties officeooo:paragraph-rsid="004ca859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Title">
      <style:text-properties fo:font-size="32pt" officeooo:paragraph-rsid="001dc34f" style:font-size-asian="32pt" style:font-size-complex="32pt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Heading_20_1">
      <style:paragraph-properties fo:text-align="justify" style:justify-single-word="false"/>
    </style:style>
    <style:style style:name="P20" style:family="paragraph" style:parent-style-name="Standard">
      <style:paragraph-properties fo:text-align="start" style:justify-single-word="false"/>
      <style:text-properties officeooo:paragraph-rsid="004ca859"/>
    </style:style>
    <style:style style:name="P21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22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24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5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2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8" style:family="paragraph" style:parent-style-name="Contents_20_Heading" style:master-page-name="Standard">
      <style:paragraph-properties style:page-number="1" fo:break-before="page"/>
    </style:style>
    <style:style style:name="P29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73984" officeooo:paragraph-rsid="00773984"/>
    </style:style>
    <style:style style:name="P30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7a5e7" officeooo:paragraph-rsid="0077a5e7"/>
    </style:style>
    <style:style style:name="P31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f7572" officeooo:paragraph-rsid="007f7572"/>
    </style:style>
    <style:style style:name="P32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73984" officeooo:paragraph-rsid="00773984"/>
    </style:style>
    <style:style style:name="P33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73984" officeooo:paragraph-rsid="00773984"/>
    </style:style>
    <style:style style:name="P34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35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a8b7b" officeooo:paragraph-rsid="0083a6dc"/>
    </style:style>
    <style:style style:name="P36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897245" officeooo:paragraph-rsid="00a8f810"/>
    </style:style>
    <style:style style:name="P37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9ae362" officeooo:paragraph-rsid="009ae362"/>
    </style:style>
    <style:style style:name="P3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acc7bc" officeooo:paragraph-rsid="00acc7bc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40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41" style:family="paragraph" style:parent-style-name="Standard">
      <style:paragraph-properties fo:text-align="justify" style:justify-single-word="false"/>
      <style:text-properties style:font-name="Georgia" officeooo:paragraph-rsid="00893c17" style:font-name-asian="Georgia1" style:font-name-complex="Georgia1"/>
    </style:style>
    <style:style style:name="P42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3" style:family="paragraph" style:parent-style-name="Standard">
      <style:paragraph-properties fo:text-align="justify" style:justify-single-word="false"/>
      <style:text-properties style:font-name="Georgia" officeooo:paragraph-rsid="0083a6dc" style:font-name-asian="Georgia1" style:font-name-complex="Georgia1"/>
    </style:style>
    <style:style style:name="P44" style:family="paragraph" style:parent-style-name="Standard">
      <style:paragraph-properties fo:text-align="justify" style:justify-single-word="false"/>
      <style:text-properties style:font-name="Georgia" officeooo:paragraph-rsid="00a46c00" style:font-name-asian="Georgia1" style:font-name-complex="Georgia1"/>
    </style:style>
    <style:style style:name="P4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paragraph-rsid="00a78856" style:font-name-asian="Georgia1" style:font-name-complex="Georgia1"/>
    </style:style>
    <style:style style:name="P46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47" style:family="paragraph" style:parent-style-name="Standard">
      <style:paragraph-properties fo:text-align="justify" style:justify-single-word="false"/>
      <style:text-properties style:font-name="Georgia" officeooo:paragraph-rsid="00aad140" style:font-name-asian="Georgia1" style:font-name-complex="Georgia1"/>
    </style:style>
    <style:style style:name="P48" style:family="paragraph" style:parent-style-name="Standard">
      <style:paragraph-properties fo:text-align="justify" style:justify-single-word="false"/>
      <style:text-properties style:font-name="Georgia" officeooo:paragraph-rsid="00897245" style:font-name-asian="Georgia1" style:font-name-complex="Georgia1"/>
    </style:style>
    <style:style style:name="P49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50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1" style:family="paragraph" style:parent-style-name="Standard">
      <style:paragraph-properties fo:text-align="justify" style:justify-single-word="false"/>
      <style:text-properties style:font-name="Georgia" officeooo:paragraph-rsid="00bdc37b" style:font-name-asian="Georgia1" style:font-name-complex="Georgia1"/>
    </style:style>
    <style:style style:name="P52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c3c546" style:font-name-asian="Georgia1" style:font-name-complex="Georgia1"/>
    </style:style>
    <style:style style:name="P53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cb4cd2" style:font-name-asian="Georgia1" style:font-name-complex="Georgia1"/>
    </style:style>
    <style:style style:name="P54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55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c09135" style:font-name-asian="Georgia1" style:font-name-complex="Georgia1"/>
    </style:style>
    <style:style style:name="P56" style:family="paragraph" style:parent-style-name="Standard">
      <style:paragraph-properties fo:text-align="justify" style:justify-single-word="false"/>
      <style:text-properties style:font-name="Georgia" officeooo:rsid="0023ad53" officeooo:paragraph-rsid="00c3c546" style:font-name-asian="Georgia1" style:font-name-complex="Georgia1"/>
    </style:style>
    <style:style style:name="P57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58" style:family="paragraph" style:parent-style-name="Standard" style:list-style-name="L15">
      <style:paragraph-properties fo:text-align="justify" style:justify-single-word="false"/>
      <style:text-properties style:font-name="Georgia" officeooo:rsid="00840a50" officeooo:paragraph-rsid="00840a50" style:font-name-asian="Georgia1" style:font-name-complex="Georgia1"/>
    </style:style>
    <style:style style:name="P5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893c17" officeooo:paragraph-rsid="009de0cf" style:font-name-asian="Georgia1" style:font-name-complex="Georgia1"/>
    </style:style>
    <style:style style:name="P60" style:family="paragraph" style:parent-style-name="Standard">
      <style:paragraph-properties fo:text-align="justify" style:justify-single-word="false"/>
      <style:text-properties style:font-name="Georgia" officeooo:rsid="00897245" officeooo:paragraph-rsid="00a8f810" style:font-name-asian="Georgia1" style:font-name-complex="Georgia1"/>
    </style:style>
    <style:style style:name="P6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897245" officeooo:paragraph-rsid="00a8f810" style:font-name-asian="Georgia1" style:font-name-complex="Georgia1"/>
    </style:style>
    <style:style style:name="P62" style:family="paragraph" style:parent-style-name="Standard">
      <style:paragraph-properties fo:text-align="justify" style:justify-single-word="false"/>
      <style:text-properties style:font-name="Georgia" officeooo:rsid="008ea9d5" officeooo:paragraph-rsid="008ea9d5" style:font-name-asian="Georgia1" style:font-name-complex="Georgia1"/>
    </style:style>
    <style:style style:name="P63" style:family="paragraph" style:parent-style-name="Standard" style:list-style-name="L9">
      <style:paragraph-properties fo:text-align="justify" style:justify-single-word="false"/>
      <style:text-properties style:font-name="Georgia" officeooo:rsid="008ea9d5" officeooo:paragraph-rsid="008ea9d5" style:font-name-asian="Georgia1" style:font-name-complex="Georgia1"/>
    </style:style>
    <style:style style:name="P64" style:family="paragraph" style:parent-style-name="Standard" style:list-style-name="L9">
      <style:paragraph-properties fo:text-align="justify" style:justify-single-word="false"/>
      <style:text-properties style:font-name="Georgia" officeooo:rsid="008ea9d5" officeooo:paragraph-rsid="00915c3f" style:font-name-asian="Georgia1" style:font-name-complex="Georgia1"/>
    </style:style>
    <style:style style:name="P65" style:family="paragraph" style:parent-style-name="Standard">
      <style:paragraph-properties fo:text-align="justify" style:justify-single-word="false"/>
      <style:text-properties style:font-name="Georgia" officeooo:rsid="008fe341" officeooo:paragraph-rsid="008fe341" style:font-name-asian="Georgia1" style:font-name-complex="Georgia1"/>
    </style:style>
    <style:style style:name="P66" style:family="paragraph" style:parent-style-name="Standard" style:list-style-name="L12">
      <style:paragraph-properties fo:text-align="justify" style:justify-single-word="false"/>
      <style:text-properties style:font-name="Georgia" officeooo:rsid="008fe341" officeooo:paragraph-rsid="008fe341" style:font-name-asian="Georgia1" style:font-name-complex="Georgia1"/>
    </style:style>
    <style:style style:name="P67" style:family="paragraph" style:parent-style-name="Standard">
      <style:paragraph-properties fo:text-align="justify" style:justify-single-word="false"/>
      <style:text-properties style:font-name="Georgia" officeooo:rsid="009670c9" officeooo:paragraph-rsid="009670c9" style:font-name-asian="Georgia1" style:font-name-complex="Georgia1"/>
    </style:style>
    <style:style style:name="P68" style:family="paragraph" style:parent-style-name="Standard">
      <style:paragraph-properties fo:text-align="justify" style:justify-single-word="false"/>
      <style:text-properties style:font-name="Georgia" officeooo:rsid="009ae362" officeooo:paragraph-rsid="00584111" style:font-name-asian="Georgia1" style:font-name-complex="Georgia1"/>
    </style:style>
    <style:style style:name="P69" style:family="paragraph" style:parent-style-name="Standard">
      <style:paragraph-properties fo:text-align="justify" style:justify-single-word="false"/>
      <style:text-properties style:font-name="Georgia" officeooo:rsid="009ae362" officeooo:paragraph-rsid="00a8f810" style:font-name-asian="Georgia1" style:font-name-complex="Georgia1"/>
    </style:style>
    <style:style style:name="P7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9ae362" officeooo:paragraph-rsid="00a8f810" style:font-name-asian="Georgia1" style:font-name-complex="Georgia1"/>
    </style:style>
    <style:style style:name="P71" style:family="paragraph" style:parent-style-name="Standard">
      <style:paragraph-properties fo:text-align="justify" style:justify-single-word="false"/>
      <style:text-properties style:font-name="Georgia" officeooo:rsid="009ae362" officeooo:paragraph-rsid="00aad140" style:font-name-asian="Georgia1" style:font-name-complex="Georgia1"/>
    </style:style>
    <style:style style:name="P72" style:family="paragraph" style:parent-style-name="Standard">
      <style:paragraph-properties fo:text-align="justify" style:justify-single-word="false"/>
      <style:text-properties style:font-name="Georgia" officeooo:rsid="009c0494" officeooo:paragraph-rsid="009c0494" style:font-name-asian="Georgia1" style:font-name-complex="Georgia1"/>
    </style:style>
    <style:style style:name="P73" style:family="paragraph" style:parent-style-name="Standard" style:list-style-name="L14">
      <style:paragraph-properties fo:text-align="justify" style:justify-single-word="false"/>
      <style:text-properties style:font-name="Georgia" officeooo:rsid="009c0494" officeooo:paragraph-rsid="009c0494" style:font-name-asian="Georgia1" style:font-name-complex="Georgia1"/>
    </style:style>
    <style:style style:name="P74" style:family="paragraph" style:parent-style-name="Standard">
      <style:paragraph-properties fo:text-align="justify" style:justify-single-word="false"/>
      <style:text-properties style:font-name="Georgia" officeooo:rsid="009de0cf" officeooo:paragraph-rsid="009de0cf" style:font-name-asian="Georgia1" style:font-name-complex="Georgia1"/>
    </style:style>
    <style:style style:name="P75" style:family="paragraph" style:parent-style-name="Standard" style:list-style-name="L17">
      <style:paragraph-properties fo:text-align="justify" style:justify-single-word="false"/>
      <style:text-properties style:font-name="Georgia" officeooo:rsid="009de0cf" officeooo:paragraph-rsid="00a8f810" style:font-name-asian="Georgia1" style:font-name-complex="Georgia1"/>
    </style:style>
    <style:style style:name="P76" style:family="paragraph" style:parent-style-name="Standard" style:list-style-name="L16">
      <style:paragraph-properties fo:text-align="justify" style:justify-single-word="false"/>
      <style:text-properties style:font-name="Georgia" officeooo:rsid="00a1ae7a" officeooo:paragraph-rsid="00a46c00" style:font-name-asian="Georgia1" style:font-name-complex="Georgia1"/>
    </style:style>
    <style:style style:name="P77" style:family="paragraph" style:parent-style-name="Standard">
      <style:paragraph-properties fo:text-align="justify" style:justify-single-word="false"/>
      <style:text-properties style:font-name="Georgia" officeooo:rsid="00a46c00" officeooo:paragraph-rsid="00a46c00" style:font-name-asian="Georgia1" style:font-name-complex="Georgia1"/>
    </style:style>
    <style:style style:name="P78" style:family="paragraph" style:parent-style-name="Standard" style:list-style-name="L17">
      <style:paragraph-properties fo:text-align="justify" style:justify-single-word="false"/>
      <style:text-properties style:font-name="Georgia" officeooo:rsid="00ae6cb3" officeooo:paragraph-rsid="00ae6cb3" style:font-name-asian="Georgia1" style:font-name-complex="Georgia1"/>
    </style:style>
    <style:style style:name="P79" style:family="paragraph" style:parent-style-name="Standard" style:list-style-name="L17">
      <style:paragraph-properties fo:text-align="justify" style:justify-single-word="false"/>
      <style:text-properties style:font-name="Georgia" officeooo:rsid="00b00f56" officeooo:paragraph-rsid="00b00f56" style:font-name-asian="Georgia1" style:font-name-complex="Georgia1"/>
    </style:style>
    <style:style style:name="P80" style:family="paragraph" style:parent-style-name="Standard">
      <style:paragraph-properties fo:text-align="justify" style:justify-single-word="false"/>
      <style:text-properties style:font-name="Georgia" officeooo:rsid="00b3a13c" officeooo:paragraph-rsid="00b3a13c" style:font-name-asian="Georgia1" style:font-name-complex="Georgia1"/>
    </style:style>
    <style:style style:name="P81" style:family="paragraph" style:parent-style-name="Standard" style:list-style-name="L18">
      <style:paragraph-properties fo:text-align="justify" style:justify-single-word="false"/>
      <style:text-properties style:font-name="Georgia" officeooo:rsid="00b3a13c" officeooo:paragraph-rsid="00b3a13c" style:font-name-asian="Georgia1" style:font-name-complex="Georgia1"/>
    </style:style>
    <style:style style:name="P82" style:family="paragraph" style:parent-style-name="Standard" style:list-style-name="L18">
      <style:paragraph-properties fo:text-align="justify" style:justify-single-word="false"/>
      <style:text-properties style:font-name="Georgia" officeooo:rsid="00b71e06" officeooo:paragraph-rsid="00b71e06" style:font-name-asian="Georgia1" style:font-name-complex="Georgia1"/>
    </style:style>
    <style:style style:name="P83" style:family="paragraph" style:parent-style-name="Standard" style:list-style-name="L18">
      <style:paragraph-properties fo:text-align="justify" style:justify-single-word="false"/>
      <style:text-properties style:font-name="Georgia" officeooo:rsid="00b75622" officeooo:paragraph-rsid="00b75622" style:font-name-asian="Georgia1" style:font-name-complex="Georgia1"/>
    </style:style>
    <style:style style:name="P84" style:family="paragraph" style:parent-style-name="Standard" style:list-style-name="L18">
      <style:paragraph-properties fo:text-align="justify" style:justify-single-word="false"/>
      <style:text-properties style:font-name="Georgia" officeooo:rsid="00b9410e" officeooo:paragraph-rsid="00b9410e" style:font-name-asian="Georgia1" style:font-name-complex="Georgia1"/>
    </style:style>
    <style:style style:name="P85" style:family="paragraph" style:parent-style-name="Standard">
      <style:paragraph-properties fo:text-align="justify" style:justify-single-word="false"/>
      <style:text-properties style:font-name="Georgia" officeooo:rsid="00ba9121" officeooo:paragraph-rsid="00ba9121" style:font-name-asian="Georgia1" style:font-name-complex="Georgia1"/>
    </style:style>
    <style:style style:name="P86" style:family="paragraph" style:parent-style-name="Standard">
      <style:paragraph-properties fo:text-align="justify" style:justify-single-word="false"/>
      <style:text-properties style:font-name="Georgia" officeooo:rsid="00bcdd81" officeooo:paragraph-rsid="00bcdd81" style:font-name-asian="Georgia1" style:font-name-complex="Georgia1"/>
    </style:style>
    <style:style style:name="P87" style:family="paragraph" style:parent-style-name="Standard" style:list-style-name="L19">
      <style:paragraph-properties fo:text-align="justify" style:justify-single-word="false"/>
      <style:text-properties style:font-name="Georgia" officeooo:rsid="00c3c546" officeooo:paragraph-rsid="00c52537" style:font-name-asian="Georgia1" style:font-name-complex="Georgia1"/>
    </style:style>
    <style:style style:name="P88" style:family="paragraph" style:parent-style-name="Standard" style:list-style-name="L19">
      <style:paragraph-properties fo:text-align="justify" style:justify-single-word="false"/>
      <style:text-properties style:font-name="Georgia" officeooo:rsid="00c3c546" officeooo:paragraph-rsid="00c70373" style:font-name-asian="Georgia1" style:font-name-complex="Georgia1"/>
    </style:style>
    <style:style style:name="P89" style:family="paragraph" style:parent-style-name="Standard" style:list-style-name="L19">
      <style:paragraph-properties fo:text-align="justify" style:justify-single-word="false"/>
      <style:text-properties style:font-name="Georgia" officeooo:rsid="00c3c546" officeooo:paragraph-rsid="00c8dfda" style:font-name-asian="Georgia1" style:font-name-complex="Georgia1"/>
    </style:style>
    <style:style style:name="P90" style:family="paragraph" style:parent-style-name="Standard" style:list-style-name="L8">
      <style:paragraph-properties fo:text-align="justify" style:justify-single-word="false"/>
      <style:text-properties style:font-name="Georgia" officeooo:rsid="00c3c546" officeooo:paragraph-rsid="00c52537" style:font-name-asian="Georgia1" style:font-name-complex="Georgia1"/>
    </style:style>
    <style:style style:name="P91" style:family="paragraph" style:parent-style-name="Standard" style:list-style-name="L8">
      <style:paragraph-properties fo:text-align="justify" style:justify-single-word="false"/>
      <style:text-properties style:font-name="Georgia" officeooo:rsid="00c3c546" officeooo:paragraph-rsid="00cb67de" style:font-name-asian="Georgia1" style:font-name-complex="Georgia1"/>
    </style:style>
    <style:style style:name="P92" style:family="paragraph" style:parent-style-name="Standard" style:list-style-name="L6">
      <style:paragraph-properties fo:text-align="justify" style:justify-single-word="false"/>
      <style:text-properties style:font-name="Georgia" officeooo:rsid="00c3c546" officeooo:paragraph-rsid="00cb4cd2" style:font-name-asian="Georgia1" style:font-name-complex="Georgia1"/>
    </style:style>
    <style:style style:name="P93" style:family="paragraph" style:parent-style-name="Standard" style:master-page-name="First_20_Page">
      <style:paragraph-properties fo:text-align="center" style:justify-single-word="false" style:page-number="auto"/>
    </style:style>
    <style:style style:name="P94" style:family="paragraph" style:parent-style-name="Standard">
      <style:paragraph-properties fo:text-align="justify" style:justify-single-word="false"/>
      <style:text-properties officeooo:paragraph-rsid="00865132"/>
    </style:style>
    <style:style style:name="P95" style:family="paragraph" style:parent-style-name="Standard">
      <style:paragraph-properties fo:text-align="justify" style:justify-single-word="false"/>
      <style:text-properties officeooo:paragraph-rsid="008db1a7"/>
    </style:style>
    <style:style style:name="P96" style:family="paragraph" style:parent-style-name="Standard" style:list-style-name="L10">
      <style:paragraph-properties fo:text-align="justify" style:justify-single-word="false"/>
      <style:text-properties officeooo:paragraph-rsid="00865132"/>
    </style:style>
    <style:style style:name="P97" style:family="paragraph" style:parent-style-name="Standard" style:list-style-name="L11">
      <style:paragraph-properties fo:text-align="justify" style:justify-single-word="false"/>
      <style:text-properties officeooo:paragraph-rsid="008eda54"/>
    </style:style>
    <style:style style:name="P98" style:family="paragraph" style:parent-style-name="Standard" style:list-style-name="L12">
      <style:paragraph-properties fo:text-align="justify" style:justify-single-word="false"/>
      <style:text-properties officeooo:paragraph-rsid="0092528c"/>
    </style:style>
    <style:style style:name="P99" style:family="paragraph" style:parent-style-name="Standard" style:list-style-name="L16">
      <style:paragraph-properties fo:text-align="justify" style:justify-single-word="false"/>
      <style:text-properties officeooo:paragraph-rsid="00a46c00"/>
    </style:style>
    <style:style style:name="P10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9670c9"/>
    </style:style>
    <style:style style:name="P101" style:family="paragraph" style:parent-style-name="Standard" style:list-style-name="L16">
      <style:paragraph-properties fo:text-align="justify" style:justify-single-word="false"/>
      <style:text-properties officeooo:rsid="0092528c" officeooo:paragraph-rsid="00a46c00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23ad53" style:font-name-asian="Georgia1" style:font-name-complex="Georgia1"/>
    </style:style>
    <style:style style:name="T5" style:family="text">
      <style:text-properties style:font-name="Georgia" officeooo:rsid="0076794f" style:font-name-asian="Georgia1" style:font-name-complex="Georgia1"/>
    </style:style>
    <style:style style:name="T6" style:family="text">
      <style:text-properties style:font-name="Georgia" officeooo:rsid="008fe341" style:font-name-asian="Georgia1" style:font-name-complex="Georgia1"/>
    </style:style>
    <style:style style:name="T7" style:family="text">
      <style:text-properties style:font-name="Georgia" officeooo:rsid="0092528c" style:font-name-asian="Georgia1" style:font-name-complex="Georgia1"/>
    </style:style>
    <style:style style:name="T8" style:family="text">
      <style:text-properties style:font-name="Georgia" officeooo:rsid="00a1ae7a" style:font-name-asian="Georgia1" style:font-name-complex="Georgia1"/>
    </style:style>
    <style:style style:name="T9" style:family="text">
      <style:text-properties style:font-name="Georgia" officeooo:rsid="00a35b07" style:font-name-asian="Georgia1" style:font-name-complex="Georgia1"/>
    </style:style>
    <style:style style:name="T10" style:family="text">
      <style:text-properties style:font-name="Georgia" officeooo:rsid="009670c9" style:font-name-asian="Georgia1" style:font-name-complex="Georgia1"/>
    </style:style>
    <style:style style:name="T11" style:family="text">
      <style:text-properties style:font-name="Georgia" officeooo:rsid="00a5d131" style:font-name-asian="Georgia1" style:font-name-complex="Georgia1"/>
    </style:style>
    <style:style style:name="T12" style:family="text">
      <style:text-properties style:font-name="Georgia" officeooo:rsid="00c3c546" style:font-name-asian="Georgia1" style:font-name-complex="Georgia1"/>
    </style:style>
    <style:style style:name="T13" style:family="text">
      <style:text-properties officeooo:rsid="003812f9"/>
    </style:style>
    <style:style style:name="T14" style:family="text">
      <style:text-properties officeooo:rsid="0033e01d"/>
    </style:style>
    <style:style style:name="T15" style:family="text">
      <style:text-properties officeooo:rsid="001dc34f"/>
    </style:style>
    <style:style style:name="T16" style:family="text">
      <style:text-properties officeooo:rsid="003d08c6"/>
    </style:style>
    <style:style style:name="T17" style:family="text">
      <style:text-properties officeooo:rsid="003a0c7e"/>
    </style:style>
    <style:style style:name="T18" style:family="text">
      <style:text-properties officeooo:rsid="0073d874"/>
    </style:style>
    <style:style style:name="T19" style:family="text">
      <style:text-properties officeooo:rsid="0074ebbc"/>
    </style:style>
    <style:style style:name="T20" style:family="text">
      <style:text-properties officeooo:rsid="0077a5e7"/>
    </style:style>
    <style:style style:name="T21" style:family="text">
      <style:text-properties officeooo:rsid="007cfe17"/>
    </style:style>
    <style:style style:name="T22" style:family="text">
      <style:text-properties officeooo:rsid="0083a6dc"/>
    </style:style>
    <style:style style:name="T23" style:family="text">
      <style:text-properties officeooo:rsid="0057208c"/>
    </style:style>
    <style:style style:name="T24" style:family="text">
      <style:text-properties officeooo:rsid="0084cf3b"/>
    </style:style>
    <style:style style:name="T25" style:family="text">
      <style:text-properties officeooo:rsid="00865132"/>
    </style:style>
    <style:style style:name="T26" style:family="text">
      <style:text-properties officeooo:rsid="00883546"/>
    </style:style>
    <style:style style:name="T27" style:family="text">
      <style:text-properties officeooo:rsid="00893c17"/>
    </style:style>
    <style:style style:name="T28" style:family="text">
      <style:text-properties officeooo:rsid="008a82db"/>
    </style:style>
    <style:style style:name="T29" style:family="text">
      <style:text-properties officeooo:rsid="008bc1c7"/>
    </style:style>
    <style:style style:name="T30" style:family="text">
      <style:text-properties officeooo:rsid="008d2061"/>
    </style:style>
    <style:style style:name="T31" style:family="text">
      <style:text-properties officeooo:rsid="008db1a7"/>
    </style:style>
    <style:style style:name="T32" style:family="text">
      <style:text-properties officeooo:rsid="008e165b"/>
    </style:style>
    <style:style style:name="T33" style:family="text">
      <style:text-properties officeooo:rsid="008eda54"/>
    </style:style>
    <style:style style:name="T34" style:family="text">
      <style:text-properties officeooo:rsid="008fe341"/>
    </style:style>
    <style:style style:name="T35" style:family="text">
      <style:text-properties officeooo:rsid="008fe751"/>
    </style:style>
    <style:style style:name="T36" style:family="text">
      <style:text-properties officeooo:rsid="009866bd"/>
    </style:style>
    <style:style style:name="T37" style:family="text">
      <style:text-properties officeooo:rsid="009ae362"/>
    </style:style>
    <style:style style:name="T38" style:family="text">
      <style:text-properties officeooo:rsid="009de0cf"/>
    </style:style>
    <style:style style:name="T39" style:family="text">
      <style:text-properties officeooo:rsid="00a35b07"/>
    </style:style>
    <style:style style:name="T40" style:family="text">
      <style:text-properties officeooo:rsid="00a46c00"/>
    </style:style>
    <style:style style:name="T41" style:family="text">
      <style:text-properties officeooo:rsid="00a5d131"/>
    </style:style>
    <style:style style:name="T42" style:family="text">
      <style:text-properties officeooo:rsid="00a68354"/>
    </style:style>
    <style:style style:name="T43" style:family="text">
      <style:text-properties officeooo:rsid="00a78856"/>
    </style:style>
    <style:style style:name="T44" style:family="text">
      <style:text-properties officeooo:rsid="00a8d268"/>
    </style:style>
    <style:style style:name="T45" style:family="text">
      <style:text-properties officeooo:rsid="00a8f810"/>
    </style:style>
    <style:style style:name="T46" style:family="text">
      <style:text-properties officeooo:rsid="00b1083b"/>
    </style:style>
    <style:style style:name="T47" style:family="text">
      <style:text-properties officeooo:rsid="00b2c44a"/>
    </style:style>
    <style:style style:name="T48" style:family="text">
      <style:text-properties officeooo:rsid="00b59726"/>
    </style:style>
    <style:style style:name="T49" style:family="text">
      <style:text-properties officeooo:rsid="00bbf350"/>
    </style:style>
    <style:style style:name="T50" style:family="text">
      <style:text-properties officeooo:rsid="00bec5af"/>
    </style:style>
    <style:style style:name="T51" style:family="text">
      <style:text-properties officeooo:rsid="00c29101"/>
    </style:style>
    <style:style style:name="T52" style:family="text">
      <style:text-properties officeooo:rsid="0023ad53"/>
    </style:style>
    <style:style style:name="T53" style:family="text">
      <style:text-properties officeooo:rsid="00c52537"/>
    </style:style>
    <style:style style:name="T54" style:family="text">
      <style:text-properties officeooo:rsid="00c70373"/>
    </style:style>
    <style:style style:name="T55" style:family="text">
      <style:text-properties officeooo:rsid="00c8dfda"/>
    </style:style>
    <style:style style:name="T56" style:family="text">
      <style:text-properties officeooo:rsid="00cb4cd2"/>
    </style:style>
    <style:style style:name="T57" style:family="text">
      <style:text-properties officeooo:rsid="00cb67de"/>
    </style:style>
    <style:style style:name="T58" style:family="text">
      <style:text-properties officeooo:rsid="00cc5514"/>
    </style:style>
    <style:style style:name="T59" style:family="text">
      <style:text-properties officeooo:rsid="00cf53ab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14">Compte-rendu de<text:line-break/>réunion – </text:span><text:span text:style-name="T19">Suite de l’avancée technique et jalon 6</text:span></text:p>
      <text:p text:style-name="Standard"/>
      <text:p text:style-name="P16"><draw:frame draw:style-name="fr3" draw:name="image6.png" text:anchor-type="as-char" svg:y="-1.099cm" svg:width="10.601cm" svg:height="1.506cm" draw:z-index="12"><draw:image xlink:href="Pictures/100000000000062B0000011581575A5F73A5D6A4.png" xlink:type="simple" xlink:show="embed" xlink:actuate="onLoad" draw:mime-type="image/png"/></draw:frame></text:p>
      <text:p text:style-name="P3"/>
      <text:p text:style-name="P3"/>
      <text:p text:style-name="P18">🖋️ <text:span text:style-name="T1">Créateur : </text:span><text:span text:style-name="T3">Axel MOURILLON</text:span><text:span text:style-name="T1"> – </text:span><text:span text:style-name="T3">Chef de projet</text:span></text:p>
      <text:p text:style-name="P18">📅 <text:span text:style-name="T1">Date de Création : </text:span><text:span text:style-name="T5">04</text:span><text:span text:style-name="T1">/</text:span><text:span text:style-name="T5">05</text:span><text:span text:style-name="T1">/</text:span><text:span text:style-name="T3">2025</text:span></text:p>
      <text:p text:style-name="P3"/>
      <text:p text:style-name="P12">Membres présents :</text:p>
      <text:section text:style-name="Sect2" text:name="Section1">
        <text:list text:style-name="L1">
          <text:list-item>
            <text:p text:style-name="P39">Loïs ALLAIRE<text:tab/><text:tab/>NON</text:p>
          </text:list-item>
          <text:list-item>
            <text:p text:style-name="P39">Hugo CLAMOND<text:tab/>OUI</text:p>
          </text:list-item>
          <text:list-item>
            <text:p text:style-name="P39">Axel MOURILLON<text:tab/>OUI</text:p>
          </text:list-item>
          <text:list-item>
            <text:p text:style-name="P39">Arthur YANG<text:tab/><text:tab/>OUI</text:p>
          </text:list-item>
        </text:list>
      </text:section>
      <text:p text:style-name="P18"/>
      <text:section text:style-name="Sect2" text:name="Section2">
        <text:p text:style-name="P20"><draw:frame draw:style-name="fr2" draw:name="Image2" text:anchor-type="as-char" svg:y="-0.728cm" svg:width="5.89cm" svg:height="1.669cm" draw:z-index="13"><draw:image xlink:href="Pictures/10000001000001F50000008E5E7BEE69BAE74E54.png" xlink:type="simple" xlink:show="embed" xlink:actuate="onLoad" draw:mime-type="image/png"/></draw:frame></text:p>
        <text:p text:style-name="P15"><draw:frame draw:style-name="fr1" draw:name="Image3" text:anchor-type="as-char" svg:y="-0.466cm" svg:width="6.246cm" svg:height="1.725cm" draw:z-index="14"><draw:image xlink:href="Pictures/10000001000002030000007F431994E204D99CAF.png" xlink:type="simple" xlink:show="embed" xlink:actuate="onLoad" draw:mime-type="image/png"/></draw:frame></text:p>
      </text:section>
      <text:p text:style-name="P21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28">Table des matières</text:p>
          </text:index-title>
          <text:p text:style-name="P26"><text:a xlink:type="simple" xlink:href="#__RefHeading___Toc395_377169772" text:style-name="Index_20_Link" text:visited-style-name="Index_20_Link">I. Avancement technique<text:tab/>2</text:a></text:p>
          <text:p text:style-name="P27"><text:a xlink:type="simple" xlink:href="#__RefHeading___Toc399_377169772" text:style-name="Index_20_Link" text:visited-style-name="Index_20_Link">A) Synchronisation de l’infrastructure<text:tab/>2</text:a></text:p>
          <text:p text:style-name="P27"><text:a xlink:type="simple" xlink:href="#__RefHeading___Toc399_377169772%20Copie%201" text:style-name="Index_20_Link" text:visited-style-name="Index_20_Link">B) Avancée dans la sécurisation<text:tab/>2</text:a></text:p>
          <text:p text:style-name="P27"><text:a xlink:type="simple" xlink:href="#__RefHeading___Toc399_377169772%20Copie%203" text:style-name="Index_20_Link" text:visited-style-name="Index_20_Link">C) Développement du site web<text:tab/>2</text:a></text:p>
          <text:p text:style-name="P26"><text:a xlink:type="simple" xlink:href="#__RefHeading___Toc395_377169772%20Copie%201" text:style-name="Index_20_Link" text:visited-style-name="Index_20_Link">II. Jalon 6<text:tab/>3</text:a></text:p>
          <text:p text:style-name="P27"><text:a xlink:type="simple" xlink:href="#__RefHeading___Toc399_377169772%20Copie%204" text:style-name="Index_20_Link" text:visited-style-name="Index_20_Link">A) Présentation des plannings<text:tab/>3</text:a></text:p>
          <text:p text:style-name="P27"><text:a xlink:type="simple" xlink:href="#__RefHeading___Toc399_377169772%20Copie%201%20Copie%201%20Copie%202" text:style-name="Index_20_Link" text:visited-style-name="Index_20_Link">B) Présentation du script<text:tab/>3</text:a></text:p>
          <text:p text:style-name="P26"><text:a xlink:type="simple" xlink:href="#__RefHeading___Toc395_377169772%20Copie%202" text:style-name="Index_20_Link" text:visited-style-name="Index_20_Link">III. Points annexes<text:tab/>4</text:a></text:p>
          <text:p text:style-name="P27"><text:a xlink:type="simple" xlink:href="#__RefHeading___Toc399_377169772%20Copie%204%20Copie%201" text:style-name="Index_20_Link" text:visited-style-name="Index_20_Link">A) Réception des dernières commandes<text:tab/>4</text:a></text:p>
          <text:p text:style-name="P27"><text:a xlink:type="simple" xlink:href="#__RefHeading___Toc399_377169772%20Copie%201%20Copie%201%20Copie%201" text:style-name="Index_20_Link" text:visited-style-name="Index_20_Link">B) Présence/retard de Loïs<text:tab/>4</text:a></text:p>
          <text:p text:style-name="P27"><text:a xlink:type="simple" xlink:href="#__RefHeading___Toc399_377169772%20Copie%201%20Copie%201%20Copie%201%20Copie%201" text:style-name="Index_20_Link" text:visited-style-name="Index_20_Link">C) Mois de la carabistouille à venir<text:tab/>4</text:a></text:p>
          <text:p text:style-name="P26"><text:a xlink:type="simple" xlink:href="#__RefHeading___Toc395_377169772%20Copie%202%20Copie%202" text:style-name="Index_20_Link" text:visited-style-name="Index_20_Link">Prochaine réunion<text:tab/>5</text:a></text:p>
          <text:p text:style-name="P27"><text:a xlink:type="simple" xlink:href="#__RefHeading___Toc399_377169772%20Copie%202%20Copie%202" text:style-name="Index_20_Link" text:visited-style-name="Index_20_Link">Date<text:tab/>5</text:a></text:p>
          <text:p text:style-name="P27"><text:a xlink:type="simple" xlink:href="#__RefHeading___Toc552_377169772%20Copie%201%20Copie%202" text:style-name="Index_20_Link" text:visited-style-name="Index_20_Link">Ordre du jour<text:tab/>5</text:a></text:p>
          <text:p text:style-name="P27"><text:a xlink:type="simple" xlink:href="#__RefHeading___Toc552_377169772%20Copie%201%20Copie%202%20Copie%201" text:style-name="Index_20_Link" text:visited-style-name="Index_20_Link">Devoirs<text:tab/>5</text:a></text:p>
        </text:index-body>
      </text:table-of-content>
      <text:p text:style-name="P3"/>
      <text:p text:style-name="P3"/>
      <text:p text:style-name="P3"/>
      <text:p text:style-name="P3"/>
      <text:list xml:id="list3236337693" text:style-name="L2">
        <text:list-item>
          <text:p text:style-name="P29"><text:bookmark-start text:name="__RefHeading___Toc395_377169772"/>Avancement technique <text:bookmark-end text:name="__RefHeading___Toc395_377169772"/></text:p>
        </text:list-item>
      </text:list>
      <text:p text:style-name="P4"/>
      <text:list xml:id="list3985320236" text:style-name="L3">
        <text:list-item>
          <text:p text:style-name="P32"><text:bookmark-start text:name="__RefHeading___Toc399_377169772"/>Synchronisation de l’infrastructure<text:bookmark-end text:name="__RefHeading___Toc399_377169772"/></text:p>
        </text:list-item>
      </text:list>
      <text:p text:style-name="P4"/>
      <text:p text:style-name="P94"><text:span text:style-name="T25">S</text:span>ynchro<text:span text:style-name="T25">nisation</text:span> des machines sécurisées actuelles <text:span text:style-name="T25">⇒ </text:span><text:span text:style-name="T26">cohérent</text:span> que sur l'UCS et le Proxmox</text:p>
      <text:list text:style-name="L10">
        <text:list-item>
          <text:p text:style-name="P96"><text:span text:style-name="T25">E</text:span>n place <text:span text:style-name="T25">et fonctionnel</text:span></text:p>
        </text:list-item>
      </text:list>
      <text:p text:style-name="P4"/>
      <text:p text:style-name="P41"><text:span text:style-name="T27">C</text:span>lon<text:span text:style-name="T27">age</text:span> <text:span text:style-name="T27">du</text:span> reverse prox<text:span text:style-name="T33">y</text:span> et <text:span text:style-name="T27">du</text:span> bastion pour l<text:span text:style-name="T27">a bascule</text:span> côté <text:span text:style-name="T27">DRYN</text:span></text:p>
      <text:p text:style-name="P41"/>
      <text:p text:style-name="P41"><text:span text:style-name="T41">Changement de l’</text:span>adressage d<text:span text:style-name="T41">e</text:span>s conteneurs <text:span text:style-name="T41">côté DRYN pour la bascule</text:span></text:p>
      <text:p text:style-name="P45"><text:span text:style-name="T42">Pas de test du</text:span> bastion : <text:span text:style-name="T42">dysfonctionnement </text:span><text:span text:style-name="T43">du</text:span> <text:span text:style-name="T43">VPN</text:span> <text:span text:style-name="T43">SSL</text:span> côté <text:span text:style-name="T27">DRYN. </text:span><text:span text:style-name="T43">L</text:span>es demandes de connexion sur les ports du <text:span text:style-name="T43">VPN</text:span> <text:span text:style-name="T43">SSL</text:span> <text:span text:style-name="T43">semblent </text:span>ne pas <text:span text:style-name="T43">arriver</text:span> jusqu'au <text:span text:style-name="T43">S</text:span>torm<text:span text:style-name="T43">Shield</text:span></text:p>
      <text:p text:style-name="P45"><text:span text:style-name="T27">⇒ E</text:span><text:span text:style-name="T30">nquête en cours, v</text:span><text:span text:style-name="T27">oir avec Loïs </text:span><text:span text:style-name="T43">pour la correction </text:span><text:span text:style-name="T44">de l’erreur</text:span></text:p>
      <text:p text:style-name="P5"/>
      <text:p text:style-name="P5"/>
      <text:list xml:id="list161707047628990" text:continue-list="list3985320236" text:style-name="L3">
        <text:list-item>
          <text:p text:style-name="P33"><text:bookmark-start text:name="__RefHeading___Toc399_377169772 Copie 1"/>Avancée dans la sécurisation<text:bookmark-end text:name="__RefHeading___Toc399_377169772 Copie 1"/></text:p>
        </text:list-item>
      </text:list>
      <text:p text:style-name="P5"/>
      <text:p text:style-name="P77">Points de sécurités les plus communs :</text:p>
      <text:list xml:id="list2416731580" text:style-name="L16">
        <text:list-item>
          <text:p text:style-name="P76">Fail2ban : Proxmox, s<text:span text:style-name="T34">erveur</text:span>s<text:span text:style-name="T34"> de log, web, </text:span>SVG<text:span text:style-name="T34"> </text:span>et <text:span text:style-name="T34">BDD, </text:span>bastion, monitoring et NAS</text:p>
        </text:list-item>
        <text:list-item>
          <text:p text:style-name="P101"><text:span text:style-name="T32">L</text:span>ynis : <text:span text:style-name="T8">s</text:span><text:span text:style-name="T6">erveur</text:span><text:span text:style-name="T8">s</text:span><text:span text:style-name="T6"> de log, web, </text:span><text:span text:style-name="T8">SVG</text:span><text:span text:style-name="T6"> </text:span><text:span text:style-name="T8">et </text:span><text:span text:style-name="T6">BDD, </text:span><text:span text:style-name="T8">bastion et NAS</text:span></text:p>
          <text:list>
            <text:list-header>
              <text:p text:style-name="P101"><text:span text:style-name="T40">⇒ A</text:span>udit envoyé dans les logs récupérée par Graphana</text:p>
            </text:list-header>
          </text:list>
        </text:list-item>
        <text:list-item>
          <text:p text:style-name="P99"><text:span text:style-name="T39">P</text:span><text:span text:style-name="T34">arefeu </text:span><text:span text:style-name="T35">(</text:span><text:span text:style-name="T34">UFW</text:span><text:span text:style-name="T35">) : Proxmox</text:span><text:span text:style-name="T8">, monitoring, s</text:span><text:span text:style-name="T6">erveur</text:span><text:span text:style-name="T8">s</text:span><text:span text:style-name="T6"> de log, web</text:span><text:span text:style-name="T8">, SVG</text:span><text:span text:style-name="T6">, </text:span><text:span text:style-name="T8">bastion </text:span><text:span text:style-name="T9">et</text:span><text:span text:style-name="T8"> NAS</text:span></text:p>
        </text:list-item>
      </text:list>
      <text:p text:style-name="P44"/>
      <text:p text:style-name="P95"/>
      <text:p text:style-name="P95"><text:span text:style-name="T31">S</text:span>écurisation du Proxmox : légère</text:p>
      <text:list xml:id="list1846088953" text:style-name="L11">
        <text:list-item>
          <text:p text:style-name="P97">App<text:span text:style-name="T32">A</text:span>rmor : en place par défaut sur Proxmox </text:p>
        </text:list-item>
        <text:list-item>
          <text:p text:style-name="P97"><text:span text:style-name="T33">B</text:span><text:span text:style-name="T32">annière de notice</text:span></text:p>
        </text:list-item>
      </text:list>
      <text:p text:style-name="P4"/>
      <text:p text:style-name="P62">Monitoring :</text:p>
      <text:list text:style-name="L9">
        <text:list-item>
          <text:p text:style-name="P63">Visuels finis </text:p>
        </text:list-item>
        <text:list-item>
          <text:p text:style-name="P64">HTTPS sur Graphana</text:p>
        </text:list-item>
      </text:list>
      <text:p text:style-name="P65"/>
      <text:p text:style-name="P65">BDD</text:p>
      <text:list xml:id="list625039569" text:style-name="L12">
        <text:list-item>
          <text:p text:style-name="P66">AppArmor en enforce au max ou en mode d’alerte selon les éléments </text:p>
        </text:list-item>
        <text:list-item>
          <text:p text:style-name="P98"><text:span text:style-name="T7">Ajout et modification applicative pour renforcer la sécurité </text:span></text:p>
        </text:list-item>
      </text:list>
      <text:p text:style-name="P65"/>
      <text:p text:style-name="P65">Serveur de log, web et le bastion</text:p>
      <text:list xml:id="list161706778693749" text:continue-numbering="true" text:style-name="L12">
        <text:list-item>
          <text:p text:style-name="P98"><text:span text:style-name="T7">Ajout et modification applicative pour renforcer la sécurité </text:span></text:p>
        </text:list-item>
      </text:list>
      <text:p text:style-name="P4"/>
      <text:p text:style-name="P5"/>
      <text:list xml:id="list161706864877159" text:continue-list="list161707047628990" text:style-name="L3">
        <text:list-item>
          <text:p text:style-name="P32"><text:bookmark-start text:name="__RefHeading___Toc399_377169772 Copie 3"/>Développement du site web<text:bookmark-end text:name="__RefHeading___Toc399_377169772 Copie 3"/></text:p>
        </text:list-item>
      </text:list>
      <text:p text:style-name="P5"/>
      <text:p text:style-name="P67">Pas d’avancé importante : prise de retard importantes</text:p>
      <text:p text:style-name="P100"><text:span text:style-name="T11">⇒ </text:span><text:span text:style-name="T10">Voir avec Loïs </text:span></text:p>
      <text:list xml:id="list161706430711811" text:continue-list="list3236337693" text:style-name="L2">
        <text:list-item>
          <text:p text:style-name="P30"><text:bookmark-start text:name="__RefHeading___Toc395_377169772 Copie 1"/>Jalon 6<text:bookmark-end text:name="__RefHeading___Toc395_377169772 Copie 1"/></text:p>
        </text:list-item>
      </text:list>
      <text:p text:style-name="P6"/>
      <text:list xml:id="list161706355429737" text:continue-list="list161706864877159" text:style-name="L3">
        <text:list-item text:start-value="1">
          <text:p text:style-name="P34"><text:bookmark-start text:name="__RefHeading___Toc399_377169772 Copie 4"/>P<text:span text:style-name="T20">résentation d</text:span><text:span text:style-name="T22">es plannings </text:span><text:bookmark-end text:name="__RefHeading___Toc399_377169772 Copie 4"/></text:p>
        </text:list-item>
      </text:list>
      <text:p text:style-name="P5"/>
      <text:p text:style-name="P72">Planning organisationnel</text:p>
      <text:list xml:id="list2597823093" text:style-name="L15">
        <text:list-item>
          <text:p text:style-name="P58">Changement des couleurs</text:p>
        </text:list-item>
        <text:list-item>
          <text:p text:style-name="P58"><text:span text:style-name="T24">F</text:span>usion de tâches</text:p>
        </text:list-item>
        <text:list-item>
          <text:p text:style-name="P58"><text:span text:style-name="T24">R</text:span>éagencer des jalons</text:p>
        </text:list-item>
        <text:list-item>
          <text:p text:style-name="P58"><text:span text:style-name="T24">N</text:span>ettoyage général</text:p>
        </text:list-item>
      </text:list>
      <text:p text:style-name="P5"/>
      <text:p text:style-name="P72">Planning prévisionnel : inchangé (pour montrer l’évolution)</text:p>
      <text:p text:style-name="P72"/>
      <text:p text:style-name="P9"/>
      <text:list xml:id="list161705476794182" text:continue-list="list161706355429737" text:style-name="L3">
        <text:list-item>
          <text:p text:style-name="P35"><text:bookmark-start text:name="__RefHeading___Toc399_377169772 Copie 1 Copie 1 Copie 2"/><text:span text:style-name="T23">P</text:span><text:span text:style-name="T20">résentation d</text:span><text:span text:style-name="T22">u script</text:span><text:bookmark-end text:name="__RefHeading___Toc399_377169772 Copie 1 Copie 1 Copie 2"/></text:p>
        </text:list-item>
      </text:list>
      <text:p text:style-name="P11"/>
      <text:p text:style-name="P72">Reprise du document de cadrage pour l’élaboration d’un plan :</text:p>
      <text:list text:style-name="L14">
        <text:list-item>
          <text:p text:style-name="P73">Introduction</text:p>
        </text:list-item>
        <text:list-item>
          <text:p text:style-name="P73">Histoire, enjeux et contraintes </text:p>
        </text:list-item>
        <text:list-item>
          <text:p text:style-name="P73">Organisation </text:p>
        </text:list-item>
        <text:list-item>
          <text:p text:style-name="P73">Difficulté</text:p>
        </text:list-item>
        <text:list-item>
          <text:p text:style-name="P73">Conclusion</text:p>
        </text:list-item>
      </text:list>
      <text:p text:style-name="P72"/>
      <text:p text:style-name="P72">Script en format "fancy prise de notes" : point majeur en gras et éléments important soulignés</text:p>
      <text:p text:style-name="P72"/>
      <text:p text:style-name="P74">Bien avancée mais pas encore fini</text:p>
      <text:p text:style-name="P74"/>
      <text:p text:style-name="P74">Besoin d’aide pour un support de diapositive</text:p>
      <text:p text:style-name="P59">⇒ Voir avec Loïs <text:span text:style-name="T28"> ? (</text:span><text:span text:style-name="T38">triangle </text:span><text:span text:style-name="T28">QCD, </text:span><text:span text:style-name="T38">schéma </text:span><text:span text:style-name="T28">R</text:span><text:span text:style-name="T29">AC</text:span><text:span text:style-name="T28">I)</text:span></text:p>
      <text:p text:style-name="P9"/>
      <text:p text:style-name="P5"/>
      <text:p text:style-name="P5"/>
      <text:list xml:id="list161706175836434" text:continue-list="list161706430711811" text:style-name="L2">
        <text:list-item>
          <text:p text:style-name="P31"><text:bookmark-start text:name="__RefHeading___Toc395_377169772 Copie 2"/>Points annexes<text:bookmark-end text:name="__RefHeading___Toc395_377169772 Copie 2"/></text:p>
        </text:list-item>
      </text:list>
      <text:p text:style-name="P7"/>
      <text:list xml:id="list161705766788234" text:continue-list="list161705476794182" text:style-name="L3">
        <text:list-item text:start-value="1">
          <text:p text:style-name="P36"><text:bookmark-start text:name="__RefHeading___Toc399_377169772 Copie 4 Copie 1"/><text:span text:style-name="T47">Réception des dernières c</text:span><text:span text:style-name="T37">ommande</text:span><text:span text:style-name="T47">s</text:span><text:bookmark-end text:name="__RefHeading___Toc399_377169772 Copie 4 Copie 1"/></text:p>
        </text:list-item>
      </text:list>
      <text:p text:style-name="P7"/>
      <text:p text:style-name="P69">Quelques <text:span text:style-name="T45">problèmes </text:span>avec la réception des dernières commandes</text:p>
      <text:p text:style-name="P70">⇒ Voir avec Loïs</text:p>
      <text:p text:style-name="P7"/>
      <text:p text:style-name="P48"/>
      <text:list xml:id="list161705143988474" text:continue-numbering="true" text:style-name="L3">
        <text:list-item>
          <text:p text:style-name="P37"><text:bookmark-start text:name="__RefHeading___Toc399_377169772 Copie 1 Copie 1 Copie 1"/>Présence/retard de Loïs<text:bookmark-end text:name="__RefHeading___Toc399_377169772 Copie 1 Copie 1 Copie 1"/></text:p>
        </text:list-item>
      </text:list>
      <text:p text:style-name="P68"/>
      <text:p text:style-name="P60">Besoin de voir certains aspects avec Loïs :</text:p>
      <text:list xml:id="list2666984252" text:style-name="L17">
        <text:list-item>
          <text:p text:style-name="P78">Problème avec le VPN SSL StormShield nécessitant intervention coordonnées</text:p>
        </text:list-item>
        <text:list-item>
          <text:p text:style-name="P79">Retard important sur le développement du site <text:span text:style-name="T46">web</text:span></text:p>
        </text:list-item>
        <text:list-item>
          <text:p text:style-name="P75"><text:span text:style-name="T45">S</text:span>upport de diapositive <text:span text:style-name="T45">et visuels pour le Jalon 6 (</text:span>triangle <text:span text:style-name="T28">QCD, </text:span>schéma <text:span text:style-name="T28">R</text:span><text:span text:style-name="T29">AC</text:span><text:span text:style-name="T28">I)</text:span></text:p>
        </text:list-item>
      </text:list>
      <text:p text:style-name="P61"><text:span text:style-name="T36">⇒ Parlera lundi 05/05/2025</text:span></text:p>
      <text:p text:style-name="P7"/>
      <text:p text:style-name="P47"/>
      <text:list xml:id="list161705209212930" text:continue-list="list161705143988474" text:style-name="L3">
        <text:list-item>
          <text:p text:style-name="P38"><text:bookmark-start text:name="__RefHeading___Toc399_377169772 Copie 1 Copie 1 Copie 1 Copie 1"/>Mois de la carabistouille à venir<text:bookmark-end text:name="__RefHeading___Toc399_377169772 Copie 1 Copie 1 Copie 1 Copie 1"/></text:p>
        </text:list-item>
      </text:list>
      <text:p text:style-name="P71"/>
      <text:p text:style-name="P80">Mai va être un mois chargé :</text:p>
      <text:list xml:id="list995702167" text:style-name="L18">
        <text:list-item>
          <text:p text:style-name="P81">Jalon 7 : mémoire du PTUT</text:p>
        </text:list-item>
        <text:list-item>
          <text:p text:style-name="P81">Jalons 8 <text:span text:style-name="T48">et</text:span> 9 à venir</text:p>
        </text:list-item>
        <text:list-item>
          <text:p text:style-name="P82">Finir le développement du site web</text:p>
        </text:list-item>
        <text:list-item>
          <text:p text:style-name="P84">Finir la bascule / synchronisation des sites</text:p>
        </text:list-item>
        <text:list-item>
          <text:p text:style-name="P83">Relever les failles de l’infrastructure et durcir en fonction</text:p>
        </text:list-item>
        <text:list-item>
          <text:p text:style-name="P84">Rédiger les PCA / PRA </text:p>
        </text:list-item>
      </text:list>
      <text:p text:style-name="P85">⇒ "Peu" de tâche sur un mois, mais tâches laborieuses donc courage</text:p>
      <text:p text:style-name="P7"/>
      <text:p text:style-name="P7"/>
      <text:p text:style-name="P7"/>
      <text:p text:style-name="P23"><text:bookmark-start text:name="__RefHeading___Toc395_377169772 Copie 2 Copie 2"/>Prochaine réunion<text:bookmark-end text:name="__RefHeading___Toc395_377169772 Copie 2 Copie 2"/></text:p>
      <text:p text:style-name="P8"/>
      <text:p text:style-name="P24"><text:bookmark-start text:name="__RefHeading___Toc399_377169772 Copie 2 Copie 2"/>Date<text:bookmark-end text:name="__RefHeading___Toc399_377169772 Copie 2 Copie 2"/></text:p>
      <text:p text:style-name="P8"/>
      <text:p text:style-name="P25"><text:span text:style-name="T16">S</text:span><text:span text:style-name="T17">amedi </text:span><text:span text:style-name="T49">11</text:span><text:span text:style-name="T21"> mai</text:span><text:span text:style-name="T17"> </text:span><text:span text:style-name="T18">2025</text:span><text:span text:style-name="T17">, </text:span><text:span text:style-name="T16">de 14h30 à 16h30</text:span></text:p>
      <text:p text:style-name="P8"/>
      <text:p text:style-name="P8"/>
      <text:p text:style-name="P24"><text:bookmark-start text:name="__RefHeading___Toc552_377169772 Copie 1 Copie 2"/>Ordre du jour<text:bookmark-end text:name="__RefHeading___Toc552_377169772 Copie 1 Copie 2"/></text:p>
      <text:p text:style-name="P8"/>
      <text:p text:style-name="P86">Synchronisation des sites, <text:span text:style-name="T59">sécurité</text:span> et jalons</text:p>
      <text:p text:style-name="P8"/>
      <text:p text:style-name="P8"/>
      <text:p text:style-name="P24"><text:bookmark-start text:name="__RefHeading___Toc552_377169772 Copie 1 Copie 2 Copie 1"/>Devoirs<text:bookmark-end text:name="__RefHeading___Toc552_377169772 Copie 1 Copie 2 Copie 1"/></text:p>
      <text:p text:style-name="P10"/>
      <text:p text:style-name="P56">Loïs :<text:span text:style-name="T4"/></text:p>
      <text:list text:style-name="L6">
        <text:list-item>
          <text:p text:style-name="P52">[Priorité haute] Continuer la construction du site (finir la structure des pages, focus backend)</text:p>
          <text:list>
            <text:list-header>
              <text:p text:style-name="P52">&gt; Aide : Axel</text:p>
              <text:p text:style-name="P53">&gt; <text:span text:style-name="T51">RETARD IMPORTANT</text:span><text:span text:style-name="T12"/></text:p>
            </text:list-header>
          </text:list>
        </text:list-item>
        <text:list-item>
          <text:p text:style-name="P92"><text:span text:style-name="T52">[Priorité </text:span><text:span text:style-name="T53">très </text:span><text:span text:style-name="T52">haute] </text:span><text:span text:style-name="T56">Préparer le support du jalon 6 </text:span></text:p>
          <text:list>
            <text:list-header>
              <text:p text:style-name="P92">&gt; <text:span text:style-name="T56">Aide Axel</text:span></text:p>
            </text:list-header>
          </text:list>
        </text:list-item>
      </text:list>
      <text:p text:style-name="P10">Arthur :</text:p>
      <text:list text:style-name="L19">
        <text:list-item>
          <text:p text:style-name="P87"><text:span text:style-name="T52">[Priorité haute] </text:span>Surveiller l’état de l’infrastructure pendant des nos camarades de promo l’attaque</text:p>
        </text:list-item>
        <text:list-item>
          <text:p text:style-name="P88"><text:span text:style-name="T52">[Priorité </text:span><text:span text:style-name="T54">haute</text:span><text:span text:style-name="T52">] </text:span><text:span text:style-name="T54">Relever exhaustivement les failles de notre infrastructure</text:span></text:p>
        </text:list-item>
        <text:list-item>
          <text:p text:style-name="P89"><text:span text:style-name="T52">[Priorité </text:span><text:span text:style-name="T54">basse</text:span><text:span text:style-name="T52">] </text:span><text:span text:style-name="T54">Renforcer la sécurité de</text:span> l’infrastructure<text:span text:style-name="T54"> </text:span><text:span text:style-name="T55">(</text:span><text:span text:style-name="T54">où c’est possible</text:span><text:span text:style-name="T55">)</text:span></text:p>
        </text:list-item>
      </text:list>
      <text:p text:style-name="P10">Hugo :</text:p>
      <text:list xml:id="list530439508" text:style-name="L7">
        <text:list-item>
          <text:p text:style-name="P55">[Priorité très haute] Finir de basculer les machines sécurisées restantes (Promox, monitoring et serveurs web, BDD, log et SVG (?)) sur l’infra DRYN<text:span text:style-name="T4"/></text:p>
          <text:list>
            <text:list-header>
              <text:p text:style-name="P55">&gt; <text:span text:style-name="T50">Aide : Arthur</text:span></text:p>
            </text:list-header>
          </text:list>
        </text:list-item>
        <text:list-item>
          <text:p text:style-name="P54">[Priorité très haute] Finir de configurer la synchronisation des machines sécurisées</text:p>
        </text:list-item>
      </text:list>
      <text:p text:style-name="P10">Axel :</text:p>
      <text:list text:style-name="L8">
        <text:list-item>
          <text:p text:style-name="P90"><text:span text:style-name="T52">[Priorité </text:span><text:span text:style-name="T53">très </text:span><text:span text:style-name="T52">haute] </text:span><text:span text:style-name="T53">Rédiger une annonce pour inviter nos camarades à taper sur notre infrastructure (sans casser) pour relever des failles</text:span></text:p>
        </text:list-item>
        <text:list-item>
          <text:p text:style-name="P91"><text:span text:style-name="T52">[Priorité </text:span><text:span text:style-name="T53">très </text:span><text:span text:style-name="T52">haute] </text:span><text:span text:style-name="T56">Finir le script du jalon 6 </text:span></text:p>
        </text:list-item>
        <text:list-item>
          <text:p text:style-name="P91"><text:span text:style-name="T52">[Priorité </text:span><text:span text:style-name="T53">très </text:span><text:span text:style-name="T52">haute] </text:span><text:span text:style-name="T57">Commencer la rédaction du jalon 7 : compréhension des attendus et </text:span><text:span text:style-name="T58">élaboration d’un plan</text:span></text:p>
        </text:list-item>
      </text:list>
      <text:p text:style-name="P8"/>
      <text:p text:style-name="P51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2"><draw:image xlink:href="Pictures/10000000000004030000011A2B7FA017DDC64D01.png" xlink:type="simple" xlink:show="embed" xlink:actuate="onLoad" draw:mime-type="image/png"/></draw:frame></text:p>
          <text:p text:style-name="MP2">Suite de l’avancée technique et jalon 6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7"><draw:image xlink:href="Pictures/100000000000044E000000ADE9B20DD971A4C636.png" xlink:type="simple" xlink:show="embed" xlink:actuate="onLoad" draw:mime-type="image/png"/></draw:frame><text:page-number text:select-page="current">5</text:page-number><text:s/>/ <text:span text:style-name="MT3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5-04T16:17:04.845000000</dc:date>
    <meta:editing-duration>PT3H58M55S</meta:editing-duration>
    <meta:editing-cycles>151</meta:editing-cycles>
    <meta:print-date>2025-01-02T09:51:38.559000000</meta:print-date>
    <meta:printed-by>Fichiers PDF</meta:printed-by>
    <meta:document-statistic meta:table-count="0" meta:image-count="7" meta:object-count="0" meta:page-count="7" meta:paragraph-count="120" meta:word-count="791" meta:character-count="4511" meta:non-whitespace-character-count="3878"/>
  </office:meta>
</office:document-meta>
</file>